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pVariableResolver.generateFromType( QName typeNam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axpVariableResolver.JaxpVariableResolver( CompilerContext cctx , OXPath10ExpressionBPEL20 o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pVariableResolver.extractValue( OScope . Variable var , OVarType va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JaxpVariableResolver.resolveVariable( QName variable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